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SFMono-Regular" svg:font-family="SFMono-Regular, 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c2c3" officeooo:paragraph-rsid="001ac2c3"/>
    </style:style>
    <style:style style:name="P2" style:family="paragraph" style:parent-style-name="Text_20_body">
      <style:text-properties fo:font-variant="normal" fo:text-transform="none" style:font-name="Open Sans" fo:font-size="12pt" fo:letter-spacing="normal" fo:font-style="normal" fo:font-weight="normal" officeooo:rsid="001ac2c3" officeooo:paragraph-rsid="001ac2c3"/>
    </style:style>
    <style:style style:name="P3" style:family="paragraph" style:parent-style-name="Text_20_body" style:list-style-name="L1">
      <style:paragraph-properties fo:margin-top="0in" fo:margin-bottom="0.5209in" loext:contextual-spacing="false" fo:line-height="190%" fo:text-align="start" style:justify-single-word="false" fo:orphans="2" fo:widows="2" fo:padding="0in" fo:border="none"/>
      <style:text-properties fo:font-variant="normal" fo:text-transform="none" style:font-name="Open Sans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in" fo:margin-bottom="0.5209in" loext:contextual-spacing="false" fo:line-height="190%" fo:text-align="start" style:justify-single-word="false" fo:orphans="2" fo:widows="2" fo:padding="0in" fo:border="none"/>
    </style:style>
    <style:style style:name="T1" style:family="text">
      <style:text-properties fo:font-variant="normal" fo:text-transform="none" style:font-name="Open Sans" fo:font-size="12pt" fo:letter-spacing="normal" fo:font-style="normal" fo:font-weight="bold"/>
    </style:style>
    <style:style style:name="T2" style:family="text">
      <style:text-properties fo:font-variant="normal" fo:text-transform="none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e83e8c" style:font-name="SFMono-Regular" fo:font-size="11.25pt" fo:letter-spacing="normal" fo:font-style="normal" fo:font-weight="bold"/>
    </style:style>
    <style:style style:name="T4" style:family="text">
      <style:text-properties fo:font-variant="normal" fo:text-transform="none" fo:color="#e83e8c" style:font-name="SFMono-Regular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by Odin Project best practices:<text:line-break/></text:p>
      <text:p text:style-name="P2"><text:tab/>Follow the directions closely, and don’t skip over any sections.</text:p>
      <text:list xml:id="list1325771893" text:style-name="L1">
        <text:list-item>
          <text:p text:style-name="P4"><text:span text:style-name="Strong_20_Emphasis"><text:span text:style-name="T1">Do NOT use </text:span></text:span><text:span text:style-name="Strong_20_Emphasis"><text:span text:style-name="Source_20_Text"><text:span text:style-name="T3">sudo</text:span></text:span></text:span><text:span text:style-name="Strong_20_Emphasis"><text:span text:style-name="T1"> unless The Odin Project specifically says to do so.</text:span></text:span><text:span text:style-name="T2"> Failing to follow this advice can cause </text:span><text:span text:style-name="Emphasis"><text:span text:style-name="T2">a lot</text:span></text:span><text:span text:style-name="T2"> of headaches. In some instances, you might see a message in the terminal telling you to use </text:span><text:span text:style-name="Source_20_Text"><text:span text:style-name="T4">sudo</text:span></text:span><text:span text:style-name="T2"> and/or to install something with </text:span><text:span text:style-name="Source_20_Text"><text:span text:style-name="T4">apt</text:span></text:span><text:span text:style-name="T2">. </text:span><text:span text:style-name="Strong_20_Emphasis"><text:span text:style-name="T1">Ignore what the terminal says</text:span></text:span><text:span text:style-name="T2"> and follow the instructions below.</text:span></text:p>
        </text:list-item>
        <text:list-item>
          <text:p text:style-name="P3">Copy and paste the commands to avoid typos.</text:p>
        </text:list-item>
        <text:list-item>
          <text:p text:style-name="P4"><text:span text:style-name="T2">If you stop working on this project partway through and come back to it later, be sure to use </text:span><text:span text:style-name="Source_20_Text"><text:span text:style-name="T4">cd</text:span></text:span><text:span text:style-name="T2"> to move back inside your project directory so that the commands will work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SFMono-Regular" svg:font-family="SFMono-Regular, 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8:58:07.280227538</meta:creation-date>
    <dc:date>2020-03-24T18:59:55.799666688</dc:date>
    <meta:editing-duration>PT1M49S</meta:editing-duration>
    <meta:editing-cycles>1</meta:editing-cycles>
    <meta:document-statistic meta:table-count="0" meta:image-count="0" meta:object-count="0" meta:page-count="1" meta:paragraph-count="5" meta:word-count="115" meta:character-count="629" meta:non-whitespace-character-count="520"/>
    <meta:generator>LibreOffice/6.0.7.3$Linux_X86_64 LibreOffice_project/00m0$Build-3</meta:generator>
  </office:meta>
</office:document-meta>
</file>